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cm" fo:break-before="auto" style:use-optimal-row-height="true"/>
    </style:style>
    <style:style style:name="ro2" style:family="table-row">
      <style:table-row-properties style:row-height="0.316cm" fo:break-before="auto" style:use-optimal-row-height="true"/>
    </style:style>
    <style:style style:name="ro3" style:family="table-row">
      <style:table-row-properties style:row-height="0.34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5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ole-draw-aspect="1" style:protect="position size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4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table:number-columns-repeated="9"/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table:number-columns-repeated="9"/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242">
            <text:p>2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table:number-columns-repeated="9"/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table:number-columns-repeated="9"/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582">
            <text:p>58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487">
            <text:p>487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table:number-columns-repeated="9"/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table:number-columns-repeated="9"/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1223">
            <text:p>122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1309">
            <text:p>130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table:number-columns-repeated="9"/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table:number-columns-repeated="9"/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68">
            <text:p>68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75">
            <text:p>7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style-name="ce4" table:number-columns-repeated="9"/>
          <table:table-cell table:number-columns-repeated="244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style-name="ce4" table:number-columns-repeated="9"/>
          <table:table-cell table:number-columns-repeated="244"/>
        </table:table-row>
        <table:table-row table:style-name="ro2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table:number-columns-repeated="9"/>
          <table:table-cell table:number-columns-repeated="244"/>
        </table:table-row>
        <table:table-row table:style-name="ro1">
          <table:table-cell>
            <draw:frame table:end-cell-address="表1.G37" table:end-x="0.716cm" table:end-y="0.072cm" draw:z-index="0" draw:style-name="gr1" svg:width="6.5cm" svg:height="5cm" svg:x="0.001cm" svg:y="0.151cm">
              <draw:object draw:notify-on-update-of-ranges="表1.B1:表1.I1 表1.A2:表1.A2 表1.B2:表1.I2 表1.A3:表1.A3 表1.B3:表1.I3 表1.A4:表1.A4 表1.B4:表1.I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24cm" table:end-y="0.072cm" draw:z-index="1" draw:style-name="gr1" svg:width="6.5cm" svg:height="5cm" svg:x="0.715cm" svg:y="0.151cm">
              <draw:object draw:notify-on-update-of-ranges="表1.B5:表1.L5 表1.A6:表1.A6 表1.B6:表1.L6 表1.A7:表1.A7 表1.B7:表1.L7 表1.A8:表1.A8 表1.B8:表1.L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49cm" table:end-y="0.072cm" draw:z-index="2" draw:style-name="gr1" svg:width="6.5cm" svg:height="5cm" svg:x="0.424cm" svg:y="0.151cm">
              <draw:object draw:notify-on-update-of-ranges="表1.B9:表1.L9 表1.A10:表1.A10 表1.B10:表1.L10 表1.A11:表1.A11 表1.B11:表1.L11 表1.A12:表1.A12 表1.B12:表1.L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418cm" table:end-y="0.072cm" draw:z-index="3" draw:style-name="gr1" svg:width="6.5cm" svg:height="5cm" svg:x="0.149cm" svg:y="0.151cm">
              <draw:object draw:notify-on-update-of-ranges="表1.B13:表1.L13 表1.A14:表1.A14 表1.B14:表1.L14 表1.A15:表1.A15 表1.B15:表1.L15 表1.A16:表1.A16 表1.B16:表1.L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2" table:end-x="0.716cm" table:end-y="0.075cm" draw:z-index="4" draw:style-name="gr1" svg:width="6.5cm" svg:height="4.5cm" svg:x="0.001cm" svg:y="0.072cm">
              <draw:object draw:notify-on-update-of-ranges="表1.A17:表1.A17 表1.B17:表1.L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2" table:end-x="0.424cm" table:end-y="0.075cm" draw:z-index="5" draw:style-name="gr1" svg:width="6.5cm" svg:height="4.5cm" svg:x="0.715cm" svg:y="0.072cm">
              <draw:object draw:notify-on-update-of-ranges="表1.A18:表1.A18 表1.B18:表1.L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9cm" table:end-y="0.173cm" draw:z-index="6" draw:style-name="gr1" svg:width="6.5cm" svg:height="4cm" svg:x="0.424cm" svg:y="0.072cm">
              <draw:object draw:notify-on-update-of-ranges="表1.A19:表1.A19 表1.B19:表1.L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2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1" table:number-rows-repeated="654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table:table-column table:style-name="co5" table:number-columns-repeated="256" table:default-cell-style-name="ce5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9">2008/12/19</text:date>, <text:time>00:26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12-17T22:53:08</meta:creation-date>
    <dc:creator>taro</dc:creator>
    <dc:date>2008-12-19T00:26:49</dc:date>
    <meta:editing-cycles>8</meta:editing-cycles>
    <meta:editing-duration>PT1H18M45S</meta:editing-duration>
    <meta:user-defined meta:name="Info 1"/>
    <meta:user-defined meta:name="Info 2"/>
    <meta:user-defined meta:name="Info 3"/>
    <meta:user-defined meta:name="Info 4"/>
    <meta:document-statistic meta:table-count="3" meta:cell-count="13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5.001cm" chart:class="chart:line" chart:style-name="ch1">
        <chart:title svg:x="2.617cm" svg:y="0.103cm" chart:style-name="ch2">
          <text:p>fib(31)</text:p>
        </chart:title>
        <chart:legend chart:legend-position="end" svg:x="4.688cm" svg:y="1.843cm" chart:style-name="ch3"/>
        <chart:plot-area chart:style-name="ch4" table:cell-range-address="表1.B1:表1.I4 表1.A2:表1.I4 表1.A1:表1.A1" chart:data-source-has-labels="both" svg:x="0.13cm" svg:y="0.704cm" svg:width="4.428cm" svg:height="4.094cm">
          <chart:axis chart:dimension="x" chart:name="primary-x" chart:style-name="ch5">
            <chart:categories table:cell-range-address="表1.B1:表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I2" chart:label-cell-address="表1.A2:表1.A2" chart:class="chart:line">
            <chart:data-point chart:repeated="8"/>
          </chart:series>
          <chart:series chart:style-name="ch9" chart:values-cell-range-address="表1.B3:表1.I3" chart:label-cell-address="表1.A3:表1.A3" chart:class="chart:line">
            <chart:data-point chart:repeated="8"/>
          </chart:series>
          <chart:series chart:style-name="ch10" chart:values-cell-range-address="表1.B4:表1.I4" chart:label-cell-address="表1.A4:表1.A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297">
                <text:p>297</text:p>
              </table:table-cell>
              <table:table-cell office:value-type="float" office:value="293">
                <text:p>2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5.001cm" chart:class="chart:line" chart:style-name="ch1">
        <chart:title svg:x="2.945cm" svg:y="0.103cm" chart:style-name="ch2">
          <text:p>tak</text:p>
        </chart:title>
        <chart:legend chart:legend-position="end" svg:x="4.688cm" svg:y="1.843cm" chart:style-name="ch3"/>
        <chart:plot-area chart:style-name="ch4" table:cell-range-address="表1.B5:表1.L8 表1.A6:表1.L8 表1.A5:表1.A5" chart:data-source-has-labels="both" svg:x="0.13cm" svg:y="0.704cm" svg:width="4.428cm" svg:height="4.094cm">
          <chart:axis chart:dimension="x" chart:name="primary-x" chart:style-name="ch5">
            <chart:categories table:cell-range-address="表1.B5:表1.L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L6" chart:label-cell-address="表1.A6:表1.A6" chart:class="chart:line">
            <chart:data-point chart:repeated="11"/>
          </chart:series>
          <chart:series chart:style-name="ch9" chart:values-cell-range-address="表1.B7:表1.L7" chart:label-cell-address="表1.A7:表1.A7" chart:class="chart:line">
            <chart:data-point chart:repeated="11"/>
          </chart:series>
          <chart:series chart:style-name="ch10" chart:values-cell-range-address="表1.B8:表1.L8" chart:label-cell-address="表1.A8:表1.A8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64">
                <text:p>664</text:p>
              </table:table-cell>
              <table:table-cell office:value-type="float" office:value="657">
                <text:p>6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200" chart:maximum="1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5.001cm" chart:class="chart:line" chart:style-name="ch1">
        <chart:title svg:x="2.522cm" svg:y="0.103cm" chart:style-name="ch2">
          <text:p>triangle</text:p>
        </chart:title>
        <chart:legend chart:legend-position="end" svg:x="4.688cm" svg:y="1.843cm" chart:style-name="ch3"/>
        <chart:plot-area chart:style-name="ch4" table:cell-range-address="表1.B9:表1.L12 表1.A10:表1.L12 表1.A9:表1.A9" chart:data-source-has-labels="both" svg:x="0.13cm" svg:y="0.704cm" svg:width="4.428cm" svg:height="4.094cm">
          <chart:axis chart:dimension="x" chart:name="primary-x" chart:style-name="ch5">
            <chart:categories table:cell-range-address="表1.B9:表1.L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L10" chart:label-cell-address="表1.A10:表1.A10" chart:class="chart:line">
            <chart:data-point chart:repeated="11"/>
          </chart:series>
          <chart:series chart:style-name="ch9" chart:values-cell-range-address="表1.B11:表1.L11" chart:label-cell-address="表1.A11:表1.A11" chart:class="chart:line">
            <chart:data-point chart:repeated="11"/>
          </chart:series>
          <chart:series chart:style-name="ch10" chart:values-cell-range-address="表1.B12:表1.L12" chart:label-cell-address="表1.A12:表1.A1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641">
                <text:p>1641</text:p>
              </table:table-cell>
              <table:table-cell office:value-type="float" office:value="1760">
                <text:p>17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5.001cm" chart:class="chart:line" chart:style-name="ch1">
        <chart:title svg:x="2.895cm" svg:y="0.103cm" chart:style-name="ch2">
          <text:p>takl</text:p>
        </chart:title>
        <chart:legend chart:legend-position="end" svg:x="4.688cm" svg:y="1.843cm" chart:style-name="ch3"/>
        <chart:plot-area chart:style-name="ch4" table:cell-range-address="表1.B13:表1.L16 表1.A14:表1.L16 表1.A13:表1.A13" chart:data-source-has-labels="both" svg:x="0.13cm" svg:y="0.704cm" svg:width="4.428cm" svg:height="4.094cm">
          <chart:axis chart:dimension="x" chart:name="primary-x" chart:style-name="ch5">
            <chart:categories table:cell-range-address="表1.B13:表1.L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L14" chart:label-cell-address="表1.A14:表1.A14" chart:class="chart:line">
            <chart:data-point chart:repeated="11"/>
          </chart:series>
          <chart:series chart:style-name="ch8" chart:values-cell-range-address="表1.B15:表1.L15" chart:label-cell-address="表1.A15:表1.A15" chart:class="chart:line">
            <chart:data-point chart:repeated="11"/>
          </chart:series>
          <chart:series chart:style-name="ch9" chart:values-cell-range-address="表1.B16:表1.L16" chart:label-cell-address="表1.A16:表1.A1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641cm" svg:y="0.092cm" chart:style-name="ch2">
          <text:p>empty</text:p>
        </chart:title>
        <chart:legend chart:legend-position="end" svg:x="4.928cm" svg:y="1.969cm" chart:style-name="ch3"/>
        <chart:plot-area chart:style-name="ch4" table:cell-range-address="表1.A17:表1.L17" chart:data-source-has-labels="column" svg:x="0.13cm" svg:y="0.683cm" svg:width="4.668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L17" chart:label-cell-address="表1.A17:表1.A1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empty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70" chart:maximum="1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138cm" svg:y="0.093cm" chart:style-name="ch2">
          <text:p>load-library</text:p>
        </chart:title>
        <chart:legend chart:legend-position="end" svg:x="4.452cm" svg:y="1.81cm" chart:style-name="ch3"/>
        <chart:plot-area chart:style-name="ch4" table:cell-range-address="表1.A18:表1.L18" chart:data-source-has-labels="column" svg:x="0.13cm" svg:y="0.683cm" svg:width="4.192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L18" chart:label-cell-address="表1.A18:表1.A1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load-library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0" chart:maximum="6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001cm" chart:class="chart:line" chart:style-name="ch1">
        <chart:title svg:x="2.842cm" svg:y="0.083cm" chart:style-name="ch2">
          <text:p>clos</text:p>
        </chart:title>
        <chart:legend chart:legend-position="end" svg:x="5.193cm" svg:y="1.717cm" chart:style-name="ch3"/>
        <chart:plot-area chart:style-name="ch4" table:cell-range-address="表1.A19:表1.L19" chart:data-source-has-labels="column" svg:x="0.13cm" svg:y="0.663cm" svg:width="4.933cm" svg:height="3.17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L19" chart:label-cell-address="表1.A19:表1.A19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clos</text:p>
              </table:table-cell>
              <table:table-cell office:value-type="float" office:value="549">
                <text:p>549</text:p>
              </table:table-cell>
              <table:table-cell office:value-type="float" office:value="543">
                <text:p>5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